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3b5aa3" draw:stroke="none" fo:margin="1.000000000000000pt" style:wrap="biggest" style:wrap-dynamic-threshold="0.000000000000000pt" svg:fill-rule="evenodd"/>
    </style:style>
    <style:style style:name="gr3" style:family="graphic">
      <style:graphic-properties draw:fill="solid" draw:fill-color="#ffffff" draw:stroke="none" fo:margin="1.000000000000000pt" style:wrap="biggest" style:wrap-dynamic-threshold="0.000000000000000pt" svg:fill-rule="evenodd"/>
    </style:style>
    <style:style style:name="gr4" style:family="graphic">
      <style:graphic-properties draw:fill="solid" draw:fill-color="#e2ae57"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659" draw:layer="" svg:width="200.00000000000pt" svg:height="100.00000000000pt"/>
          <draw:path draw:style-name="gr3" draw:id="shape3" draw:name="path656" draw:layer="" svg:width="65.86468942327pt" svg:height="65.77214899200pt" svg:x="8.75664000000pt" svg:y="3.96396800000pt" svg:viewBox="0 0 66 66" svg:d="M32.4312 0L31.1618 20.6498L25.7322 7.48103L27.8151 21.4983L19.406 10.1708L24.9179 23.0955L13.8743 14.5345L22.4705 25.2918L9.98681 19.7634L20.9221 28.0371L7.32131 26.2401L20.1729 31.3313L0 33.1751L20.2228 34.5257L7.40856 39.7905L20.8722 37.97L9.97718 46.0092L22.6204 40.4656L13.9968 51.3117L24.9678 43.0111L19.5326 55.645L28.3144 44.6583L25.9374 58.3536L31.4613 45.5568L32.7099 65.7721L34.658 45.6067L39.4208 58.4814L37.6051 44.6084L46.3436 55.6047L40.602 42.7617L51.5684 51.6002L42.8496 40.5655L55.8832 45.9884L44.3483 37.5707L58.3959 39.9372L44.9477 34.7755L65.8647 33.4777L44.9477 31.5309L58.7155 26.945L44.448 28.7358L56.2362 20.5L42.9497 25.8408L52.1255 14.7246L40.9518 23.4449L46.3286 10.1033L37.6549 21.4484L39.518 7.29955L34.3585 20.6498Z" koffice:nodeTypes="ccccccccccccccccccccccccccccccccccccccccccccccccc"/>
          <draw:path draw:style-name="gr4" draw:id="shape4" draw:name="path655" draw:layer="" svg:width="200.02580083200pt" svg:height="99.99997600000pt" svg:x="0.00000000000pt" svg:y="0.00001600000pt" svg:viewBox="0 0 200 100" svg:d="M0 97.3085L200.026 0L200.016 18.1074L0 100Z" koffice:nodeTypes="ccccc"/>
          <draw:path draw:style-name="gr3" draw:id="shape5" draw:name="path654" draw:layer="" svg:width="200.07576717440pt" svg:height="82.11041249234pt" svg:x="0.00000000000pt" svg:y="17.44597600000pt" svg:viewBox="0 0 200 82" svg:d="M7.0017 82.1059L200.076 19.7847L200.033 0L0 82.1104L7.0017 82.1056Z" koffice:nodeTypes="c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3:50</dc:date>
    <meta:creation-date>2011-05-22T06:10:12</meta:creation-date>
    <dc:creator>Yue Liu</dc:creator>
  </office:meta>
</office:document-meta>
</file>